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FF0000012C1B4CB23D60A52E4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507in" fo:margin-left="-0.075in" fo:margin-top="0in" fo:margin-bottom="0in" table:align="left" style:writing-mode="lr-tb"/>
    </style:style>
    <style:style style:name="Table1.A" style:family="table-column">
      <style:table-column-properties style:column-width="2.575in"/>
    </style:style>
    <style:style style:name="Table1.B" style:family="table-column">
      <style:table-column-properties style:column-width="3.575in"/>
    </style:style>
    <style:style style:name="Table1.1" style:family="table-row">
      <style:table-row-properties style:min-row-height="0.1417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0556in" fo:keep-together="auto"/>
    </style:style>
    <style:style style:name="Table2" style:family="table">
      <style:table-properties style:width="6.1507in" fo:margin-left="-0.075in" fo:margin-top="0in" fo:margin-bottom="0in" table:align="left" style:writing-mode="lr-tb"/>
    </style:style>
    <style:style style:name="Table2.A" style:family="table-column">
      <style:table-column-properties style:column-width="2.575in"/>
    </style:style>
    <style:style style:name="Table2.B" style:family="table-column">
      <style:table-column-properties style:column-width="3.575in"/>
    </style:style>
    <style:style style:name="Table2.1" style:family="table-row">
      <style:table-row-properties style:min-row-height="0.1417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style:min-row-height="0.0556in" fo:keep-together="auto"/>
    </style:style>
    <style:style style:name="Table13" style:family="table">
      <style:table-properties style:width="6.1507in" fo:margin-left="-0.075in" fo:margin-top="0in" fo:margin-bottom="0in" table:align="left" style:writing-mode="lr-tb"/>
    </style:style>
    <style:style style:name="Table13.A" style:family="table-column">
      <style:table-column-properties style:column-width="2.575in"/>
    </style:style>
    <style:style style:name="Table13.B" style:family="table-column">
      <style:table-column-properties style:column-width="3.5757in"/>
    </style:style>
    <style:style style:name="Table13.1" style:family="table-row">
      <style:table-row-properties style:min-row-height="0.1417in" fo:keep-together="auto"/>
    </style:style>
    <style:style style:name="Table13.A1" style:family="table-cell">
      <style:table-cell-properties fo:padding-left="0.075in" fo:padding-right="0.075in" fo:padding-top="0in" fo:padding-bottom="0in" fo:border="none"/>
    </style:style>
    <style:style style:name="Table13.2" style:family="table-row">
      <style:table-row-properties style:min-row-height="0.0556in" fo:keep-together="auto"/>
    </style:style>
    <style:style style:name="P1" style:family="paragraph" style:parent-style-name="Standard">
      <style:text-properties officeooo:paragraph-rsid="0014cb89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text-properties officeooo:paragraph-rsid="0014cb89" fo:background-color="transparent"/>
    </style:style>
    <style:style style:name="P4" style:family="paragraph" style:parent-style-name="Standard">
      <style:text-properties officeooo:rsid="00179f93" officeooo:paragraph-rsid="00179f93"/>
    </style:style>
    <style:style style:name="P5" style:family="paragraph" style:parent-style-name="Standard">
      <style:paragraph-properties fo:margin-left="0in" fo:margin-right="-0.3752in" fo:text-indent="0in" style:auto-text-indent="false"/>
    </style:style>
    <style:style style:name="P6" style:family="paragraph" style:parent-style-name="Standard">
      <style:paragraph-properties fo:margin-left="0in" fo:margin-right="-0.3752in" fo:text-indent="0in" style:auto-text-indent="false"/>
      <style:text-properties fo:font-size="16pt" style:font-size-asian="16pt" style:font-size-complex="16pt"/>
    </style:style>
    <style:style style:name="P7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P8" style:family="paragraph" style:parent-style-name="Header">
      <style:paragraph-properties fo:margin-left="-0.1972in" fo:margin-right="0in" fo:text-indent="0in" style:auto-text-indent="fals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 style:master-page-name="First_20_Page">
      <style:paragraph-properties style:page-number="auto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background-color="#ffff00"/>
    </style:style>
    <style:style style:name="T3" style:family="text">
      <style:text-properties fo:font-style="italic" style:font-style-asian="italic" fo:background-color="#ffff00"/>
    </style:style>
    <style:style style:name="T4" style:family="text">
      <style:text-properties officeooo:rsid="0014cb89"/>
    </style:style>
    <style:style style:name="T5" style:family="text">
      <style:text-properties officeooo:rsid="0014cb89" fo:background-color="#ffff00"/>
    </style:style>
    <style:style style:name="T6" style:family="text">
      <style:text-properties officeooo:rsid="0016a566"/>
    </style:style>
    <style:style style:name="T7" style:family="text"/>
    <style:style style:name="fr1" style:family="graphic" style:parent-style-name="Graphics">
      <style:graphic-properties fo:margin-left="0.0209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Vereinbarung über Urheber- und Nutzungsrechte</text:h>
      <text:h text:style-name="Heading_20_3" text:outline-level="3">1. Gegenstand der Vereinbarung</text:h>
      <text:p text:style-name="P2">Mit dieser Vereinbarung werden die Rechte über die Verwendung und die Weiterentwicklung der Ergebnisse der Bachelorarbeit <text:span text:style-name="T4">XMPP-Grid Broker</text:span> von <text:span text:style-name="T4">Fabian Hauser und Raphael Zimmermann </text:span>unter der Betreuung von <text:span text:style-name="T4">Prof. Dr. Andreas Steffen</text:span> geregelt.</text:p>
      <text:h text:style-name="Heading_20_3" text:outline-level="3">2. Urheberrecht</text:h>
      <text:p text:style-name="Standard">Die Urheberrechte stehen der Studentin / dem Student zu.</text:p>
      <text:h text:style-name="Heading_20_3" text:outline-level="3">3. Verwendung</text:h>
      <text:p text:style-name="Standard">Die Ergebnisse der Arbeit dürfen sowohl von <text:span text:style-name="T4">den Studenten als auch </text:span>der HSR nach Abschluss der Arbeit <text:span text:style-name="T6">gemäss der AGPL</text:span><text:span text:style-name="T6"><text:note text:id="ftn0" text:note-class="footnote"><text:note-citation>1</text:note-citation><text:note-body><text:p text:style-name="Footnote"><text:a xlink:type="simple" xlink:href="https://www.gnu.org/licenses/agpl-3.0.de.html" text:style-name="Internet_20_link" text:visited-style-name="Visited_20_Internet_20_Link">https://www.gnu.org/licenses/agpl-3.0.de.html</text:a></text:p></text:note-body></text:note></text:span><text:span text:style-name="T6"> Lizenz </text:span>verwendet und weiter entwickelt werden.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>Rapperswil, den....................... <text:s text:c="2"/></text:p>
          </table:table-cell>
          <table:table-cell table:style-name="Table1.A1" office:value-type="string">
            <text:p text:style-name="Standard"/>
            <text:p text:style-name="Standard"/>
            <text:p text:style-name="Standard">.........................................................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4">Fabian Hauser</text:p>
          </table:table-cell>
        </table:table-row>
      </table:table>
      <text:p text:style-name="P1"><text:s/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"/>
            <text:p text:style-name="P1"/>
            <text:p text:style-name="P1">Rapperswil, den....................... <text:s text:c="2"/></text:p>
          </table:table-cell>
          <table:table-cell table:style-name="Table13.A1" office:value-type="string">
            <text:p text:style-name="P1"/>
            <text:p text:style-name="P1"/>
            <text:p text:style-name="P1">.........................................................</text:p>
          </table:table-cell>
        </table:table-row>
        <table:table-row table:style-name="Table13.2"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4">Raphael Zimmermann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/></text:p>
            <text:p text:style-name="Standard"/>
            <text:p text:style-name="Standard">Rapperswil, den....................... <text:s text:c="2"/></text:p>
          </table:table-cell>
          <table:table-cell table:style-name="Table2.A1" office:value-type="string">
            <text:p text:style-name="Standard"/>
            <text:p text:style-name="Standard"/>
            <text:p text:style-name="Standard">.........................................................</text:p>
          </table:table-cell>
        </table:table-row>
        <table:table-row table:style-name="Table2.2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><text:span text:style-name="T4">Prof. Dr. Andreas Steffen</text:span> </text:p>
          </table:table-cell>
        </table:table-row>
      </table:table>
      <text:p text:style-name="Text_20_body"><text:s text:c="7"/></text:p>
      <text:p text:style-name="P5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de" fo:country="CH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de" fo:country="CH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CH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de" style:country-asian="CH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de" style:country-asian="CH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CH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CH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de" style:country-asian="CH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name-asian="Times New Roman1" style:font-family-asian="'Times New Roman'" style:font-family-generic-asian="system" style:font-pitch-asian="variable" style:font-size-asian="10pt"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Κανονικά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Κανονικά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Κανονικά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MP2" style:family="paragraph" style:parent-style-name="Header">
      <style:paragraph-properties fo:margin-left="-0.1972in" fo:margin-right="0in" fo:text-indent="0in" style:auto-text-indent="false"/>
    </style:style>
    <style:style style:name="MT1" style:family="text"/>
    <style:style style:name="Mfr1" style:family="graphic" style:parent-style-name="Graphics">
      <style:graphic-properties fo:margin-left="0.0209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0.4917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4917in" fo:margin-bottom="0.4917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  <text:p text:style-name="MP2"><draw:frame draw:style-name="Mfr1" draw:name="Bild 1" text:anchor-type="as-char" svg:width="2.552in" svg:height="1in" draw:z-index="0"><draw:image xlink:href="Pictures/10000000000002FF0000012C1B4CB23D60A52E49.jpg" xlink:type="simple" xlink:show="embed" xlink:actuate="onLoad" loext:mime-type="image/jpeg"/><svg:desc>HSR_Logo_RGB_300</svg:desc></draw:frame></text:p>
        <text:p text:style-name="Header"/>
      </style:header>
      <style:footer>
        <text:p text:style-name="MP1"><text:span text:style-name="page_20_number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furrer</meta:initial-creator>
    <dc:creator>Raphael Zimmermann</dc:creator>
    <meta:editing-cycles>5</meta:editing-cycles>
    <meta:creation-date>2017-06-19T11:16:00</meta:creation-date>
    <dc:date>2018-06-08T15:02:36.447995653</dc:date>
    <meta:editing-duration>PT5M3S</meta:editing-duration>
    <meta:generator>LibreOffice/6.0.4.2$Linux_X86_64 LibreOffice_project/00m0$Build-2</meta:generator>
    <meta:document-statistic meta:table-count="3" meta:image-count="1" meta:object-count="0" meta:page-count="1" meta:paragraph-count="24" meta:word-count="101" meta:character-count="970" meta:non-whitespace-character-count="868"/>
    <meta:user-defined meta:name="AppVersion">15.0000</meta:user-defined>
    <meta:user-defined meta:name="Company">Hochschule Rappersw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